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23mm"/>
    </style:style>
    <style:style style:name="co3" style:family="table-column">
      <style:table-column-properties fo:break-before="auto" style:column-width="13.39mm"/>
    </style:style>
    <style:style style:name="co4" style:family="table-column">
      <style:table-column-properties fo:break-before="auto" style:column-width="18.29mm"/>
    </style:style>
    <style:style style:name="co5" style:family="table-column">
      <style:table-column-properties fo:break-before="auto" style:column-width="42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delta delta</text:p>
          </table:table-cell>
          <table:table-cell office:value-type="string" calcext:value-type="string">
            <text:p>should be</text:p>
          </table:table-cell>
          <table:table-cell office:value-type="string" calcext:value-type="string">
            <text:p>ticks difference (0,0635)</text:p>
          </table:table-cell>
          <table:table-cell office:value-type="string" calcext:value-type="string">
            <text:p>ticks difference (0,0254)</text:p>
          </table:table-cell>
        </table:table-row>
        <table:table-row table:style-name="ro1">
          <table:table-cell office:value-type="string" calcext:value-type="string">
            <text:p>LED 14</text:p>
          </table:table-cell>
          <table:table-cell office:value-type="float" office:value="103.030674" calcext:value-type="float">
            <text:p>103,030674</text:p>
          </table:table-cell>
          <table:table-cell office:value-type="float" office:value="60.870148" calcext:value-type="float">
            <text:p>60,870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 26</text:p>
          </table:table-cell>
          <table:table-cell office:value-type="float" office:value="147.226674" calcext:value-type="float">
            <text:p>147,226674</text:p>
          </table:table-cell>
          <table:table-cell office:value-type="float" office:value="60.870148" calcext:value-type="float">
            <text:p>60,870148</text:p>
          </table:table-cell>
          <table:table-cell table:formula="of:=[.B5]-[.B4]" office:value-type="float" office:value="44.196" calcext:value-type="float">
            <text:p>44,196</text:p>
          </table:table-cell>
          <table:table-cell table:formula="of:=[.C5]-[.C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38</text:p>
          </table:table-cell>
          <table:table-cell office:value-type="float" office:value="191.422674" calcext:value-type="float">
            <text:p>191,422674</text:p>
          </table:table-cell>
          <table:table-cell office:value-type="float" office:value="60.870148" calcext:value-type="float">
            <text:p>60,870148</text:p>
          </table:table-cell>
          <table:table-cell table:formula="of:=[.B6]-[.B5]" office:value-type="float" office:value="44.196" calcext:value-type="float">
            <text:p>44,196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[.B5]+[.D5]" office:value-type="float" office:value="191.422674" calcext:value-type="float">
            <text:p>191,422674</text:p>
          </table:table-cell>
          <table:table-cell table:formula="of:=[.F6]/0.0635" office:value-type="float" office:value="0" calcext:value-type="float">
            <text:p>0</text:p>
          </table:table-cell>
          <table:table-cell table:formula="of:=[.F6]/0.02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 50</text:p>
          </table:table-cell>
          <table:table-cell office:value-type="float" office:value="235.618674" calcext:value-type="float">
            <text:p>235,618674</text:p>
          </table:table-cell>
          <table:table-cell office:value-type="float" office:value="60.870148" calcext:value-type="float">
            <text:p>60,870148</text:p>
          </table:table-cell>
          <table:table-cell table:formula="of:=[.B7]-[.B6]" office:value-type="float" office:value="44.196" calcext:value-type="float">
            <text:p>44,196</text:p>
          </table:table-cell>
          <table:table-cell table:formula="of:=[.C7]-[.C6]" office:value-type="float" office:value="0" calcext:value-type="float">
            <text:p>0</text:p>
          </table:table-cell>
          <table:table-cell table:formula="of:=[.D7]-[.D6]" office:value-type="float" office:value="0" calcext:value-type="float">
            <text:p>0</text:p>
          </table:table-cell>
          <table:table-cell table:formula="of:=[.B6]+[.D6]" office:value-type="float" office:value="235.618674" calcext:value-type="float">
            <text:p>235,618674</text:p>
          </table:table-cell>
          <table:table-cell table:formula="of:=[.F7]/0.0635" office:value-type="float" office:value="0" calcext:value-type="float">
            <text:p>0</text:p>
          </table:table-cell>
          <table:table-cell table:formula="of:=[.F7]/0.02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 62</text:p>
          </table:table-cell>
          <table:table-cell office:value-type="float" office:value="279.814674" calcext:value-type="float">
            <text:p>279,814674</text:p>
          </table:table-cell>
          <table:table-cell office:value-type="float" office:value="60.870148" calcext:value-type="float">
            <text:p>60,870148</text:p>
          </table:table-cell>
          <table:table-cell table:formula="of:=[.B8]-[.B7]" office:value-type="float" office:value="44.196" calcext:value-type="float">
            <text:p>44,196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[.B7]+[.D7]" office:value-type="float" office:value="279.814674" calcext:value-type="float">
            <text:p>279,814674</text:p>
          </table:table-cell>
          <table:table-cell table:formula="of:=[.F8]/0.0635" office:value-type="float" office:value="0" calcext:value-type="float">
            <text:p>0</text:p>
          </table:table-cell>
          <table:table-cell table:formula="of:=[.F8]/0.02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 74</text:p>
          </table:table-cell>
          <table:table-cell office:value-type="float" office:value="324.010674" calcext:value-type="float">
            <text:p>324,010674</text:p>
          </table:table-cell>
          <table:table-cell office:value-type="float" office:value="60.870148" calcext:value-type="float">
            <text:p>60,870148</text:p>
          </table:table-cell>
          <table:table-cell table:formula="of:=[.B9]-[.B8]" office:value-type="float" office:value="44.196" calcext:value-type="float">
            <text:p>44,196</text:p>
          </table:table-cell>
          <table:table-cell table:formula="of:=[.C9]-[.C8]" office:value-type="float" office:value="0" calcext:value-type="float">
            <text:p>0</text:p>
          </table:table-cell>
          <table:table-cell table:formula="of:=[.D9]-[.D8]" office:value-type="float" office:value="0" calcext:value-type="float">
            <text:p>0</text:p>
          </table:table-cell>
          <table:table-cell table:formula="of:=[.B8]+[.D8]" office:value-type="float" office:value="324.010674" calcext:value-type="float">
            <text:p>324,010674</text:p>
          </table:table-cell>
          <table:table-cell table:formula="of:=[.F9]/0.0635" office:value-type="float" office:value="0" calcext:value-type="float">
            <text:p>0</text:p>
          </table:table-cell>
          <table:table-cell table:formula="of:=[.F9]/0.02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 86</text:p>
          </table:table-cell>
          <table:table-cell office:value-type="float" office:value="368.206674" calcext:value-type="float">
            <text:p>368,206674</text:p>
          </table:table-cell>
          <table:table-cell office:value-type="float" office:value="60.870148" calcext:value-type="float">
            <text:p>60,870148</text:p>
          </table:table-cell>
          <table:table-cell table:formula="of:=[.B10]-[.B9]" office:value-type="float" office:value="44.196" calcext:value-type="float">
            <text:p>44,196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[.B9]+[.D9]" office:value-type="float" office:value="368.206674" calcext:value-type="float">
            <text:p>368,206674</text:p>
          </table:table-cell>
          <table:table-cell table:formula="of:=[.F10]/0.0635" office:value-type="float" office:value="0" calcext:value-type="float">
            <text:p>0</text:p>
          </table:table-cell>
          <table:table-cell table:formula="of:=[.F10]/0.025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43:20.198499712</meta:creation-date>
    <dc:date>2016-02-20T02:08:50.486870506</dc:date>
    <meta:editing-duration>PT37M59S</meta:editing-duration>
    <meta:editing-cycles>1</meta:editing-cycles>
    <meta:document-statistic meta:table-count="1" meta:cell-count="61" meta:object-count="0"/>
    <meta:generator>LibreOffice/4.4.6.3$Linux_X86_64 LibreOffice_project/40m0$Build-3</meta:generator>
  </office:meta>
</office:document-meta>
</file>